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de4846" officeooo:paragraph-rsid="0006f1e2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d5695d" officeooo:paragraph-rsid="0006f1e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d69a82" officeooo:paragraph-rsid="0006f1e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d74017" officeooo:paragraph-rsid="0006f1e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d80efe" officeooo:paragraph-rsid="0006f1e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d8ddcf" officeooo:paragraph-rsid="0006f1e2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daa6a3" officeooo:paragraph-rsid="0006f1e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dc00c2" officeooo:paragraph-rsid="0006f1e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dc2e96" officeooo:paragraph-rsid="0006f1e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ddac28" officeooo:paragraph-rsid="0006f1e2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d74017" officeooo:paragraph-rsid="0006f1e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Liberation Serif" fo:font-style="italic" fo:font-weight="normal" officeooo:rsid="00d8ddcf" officeooo:paragraph-rsid="0006f1e2" style:font-style-asian="italic" style:font-weight-asian="normal" style:font-style-complex="italic" style:font-weight-complex="normal"/>
    </style:style>
    <style:style style:name="P13" style:family="paragraph" style:parent-style-name="Heading_20_2">
      <style:paragraph-properties fo:text-align="center" style:justify-single-word="false"/>
      <style:text-properties fo:font-style="normal" fo:font-weight="normal" officeooo:rsid="00d5695d" officeooo:paragraph-rsid="0006f1e2" style:font-style-asian="normal" style:font-weight-asian="normal" style:font-style-complex="normal" style:font-weight-complex="normal"/>
    </style:style>
    <style:style style:name="T1" style:family="text">
      <style:text-properties officeooo:rsid="0273ac1c"/>
    </style:style>
    <style:style style:name="T2" style:family="text">
      <style:text-properties officeooo:rsid="00d69a82"/>
    </style:style>
    <style:style style:name="T3" style:family="text">
      <style:text-properties officeooo:rsid="039af7b8"/>
    </style:style>
    <style:style style:name="T4" style:family="text">
      <style:text-properties officeooo:rsid="01876bce"/>
    </style:style>
    <style:style style:name="T5" style:family="text">
      <style:text-properties officeooo:rsid="039c4d85"/>
    </style:style>
    <style:style style:name="T6" style:family="text">
      <style:text-properties officeooo:rsid="00d8ddcf"/>
    </style:style>
    <style:style style:name="T7" style:family="text">
      <style:text-properties officeooo:rsid="00dc00c2"/>
    </style:style>
    <style:style style:name="T8" style:family="text">
      <style:text-properties officeooo:rsid="039cd05f"/>
    </style:style>
    <style:style style:name="T9" style:family="text">
      <style:text-properties officeooo:rsid="0274a8e1"/>
    </style:style>
    <style:style style:name="T10" style:family="text">
      <style:text-properties officeooo:rsid="00dc2e96"/>
    </style:style>
    <style:style style:name="T11" style:family="text">
      <style:text-properties officeooo:rsid="01884528"/>
    </style:style>
    <style:style style:name="T12" style:family="text">
      <style:text-properties officeooo:rsid="00ddac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/>
      <text:p text:style-name="P2">Имевшийся запас картошки мог поддерживать меня до конца недели, но она <text:span text:style-name="T1">как-то </text:span>не насыщала, даже <text:span text:style-name="T1">и <text:s/></text:span>с солью.</text:p>
      <text:p text:style-name="P2">Художник заметил, как в Красном Уголке я подхватил с подоконника забытый кем-то сухарь булки и съел его, пряча в кулаке. </text:p>
      <text:p text:style-name="P2">Он рассказал об этом <text:span text:style-name="T2">вечно всем недовольному</text:span> начальнику отдела кадров. Тот пришёл в уже пустой от командировочных Красный Уголок и спросил в чём дело.</text:p>
      <text:p text:style-name="P2">У меня пропали деньги из сумки.</text:p>
      <text:p text:style-name="P2">Украли? Кто?</text:p>
      <text:p text:style-name="P3">Об этом ничего не знаю; была десятка и — не стало.</text:p>
      <text:p text:style-name="P3">Он недовольно дёрнул лицом и вышел.</text:p>
      <text:p text:style-name="P3">Вскоре меня позвали в его кабинет и он сказал, что отметит мою командировку полностью (хотя оставалось ещё три дня), но я должен исполнить срочную работу: во дворе КАМАЗ высыпал песок не туда, куда надо. <text:span text:style-name="T3">Теперь п</text:span>есок <text:span text:style-name="T3">тот надо</text:span> передвинуть, но бульдозер помнёт гусеницами свежий асфальт.</text:p>
      <text:p text:style-name="P3">Часа два-три я перелопачивал песок, чтоб спрятать его позади горшков с обречёнными ёлочками.</text:p>
      <text:p text:style-name="P3">За этот труд мне выписали десять рублей, которые я тут же получил в кассе. </text:p>
      <text:p text:style-name="P3">Билет на электричку до Конотопа стоил четыре с чем-то.</text:p>
      <text:p text:style-name="P3">Я пошёл в гастроном, купил бутылку водки, прозрачной как слеза разлуки, что-то там для закуси и вернулся в Красный Уголок. </text:p>
      <text:p text:style-name="P3">Мы с художником распили её за успех сборника поэзии, который листается сзаду наперёд.</text:p>
      <text:p text:style-name="P3"/>
      <text:p text:style-name="P4">Капремонтом <text:span text:style-name="T4">на конотопской фабрике вторсырья </text:span>командовал Юра. </text:p>
      <text:p text:style-name="P4">Он умел и любил смеяться, обнажая фиксу светлого металла на клыку. В чёрно-белых фильмах такими обычно изображают комсомольских вожаков, вот только фикса на вписывалась в образ.</text:p>
      <text:p text:style-name="P4">Второго капремонтника звали Арсен, его глаза косили друг на друга, <text:span text:style-name="T1">но </text:span>не очень сильно; и он держал себя с важностью аксакала, несмотря на молодой возраст. </text:p>
      <text:p text:style-name="P4"><text:span text:style-name="T3">Его с</text:span>ыну исполнилось два года, вот он и загордился.</text:p>
      <text:p text:style-name="P4">С ним я ладил, а Юра всё старался подмять меня, скорее всего из-за нетерпимости к моему высшему образованию, о котором я никому не говорил, <text:span text:style-name="T3">но о</text:span>н часто и подолгу пропадал в бараке администрации и был там всем <text:span text:style-name="T1">свой парень</text:span>. </text:p>
      <text:p text:style-name="P4"><text:span text:style-name="T1">А</text:span> у меня <text:span text:style-name="T1">с</text:span> ним дружбы не получилось, его выводили из себя мои цитаты и новости из газеты «Morning Star». </text:p>
      <text:p text:style-name="P5">Арсен пытался увещевательно гасить наши стычки.</text:p>
      <text:p text:style-name="P4">Однажды в разговоре с Арсеном я привёл цитату из работы Карла Маркса «О происхождении семьи, частной собственности и государства». </text:p>
      <text:p text:style-name="P4"/>
      <text:p text:style-name="P11"><text:span text:style-name="T4">(...в</text:span>ообще-то автором её принято считать Фридриха Энгельса, но Фриц напечатал её после того, как Карл <text:span text:style-name="T4">уже </text:span>скончался, <text:span text:style-name="T4">а</text:span> <text:span text:style-name="T4">он</text:span> сам <text:span text:style-name="T4">поимел возможность</text:span> ры<text:span text:style-name="T4">ть</text:span>ся в архивах неизданных трудов покойного.</text:p>
      <text:p text:style-name="P11">Наверное он, как тот блондин из Южной Украины, считал себя вправе присвоить чужое. </text:p>
      <text:p text:style-name="P11">Как никак, он всё жизнь содержал Карла и его жену на деньги своего отца, тоже Фрица...<text:span text:style-name="T4">)</text:span></text:p>
      <text:p text:style-name="P11"/>
      <text:p text:style-name="P5">Всех этих подробностей я Арсену не излагал, просто повторил пару строк из сам<text:span text:style-name="T1">ó</text:span>й работы.</text:p>
      <text:p text:style-name="P5">Юра вдруг окрысился и потребовал, чтобы я при нём не смел более повторять подобные вещи, потому что он коммунист и позвонит куда следует.</text:p>
      <text:p text:style-name="P5">Впервые последнее слово осталось за ним, он изумил меня до онемения своей угрозой натравить <text:span text:style-name="T3">органы </text:span>КГБ на основоположников марксизма-ленинизма. <text:s/></text:p>
      <text:p text:style-name="P5"><text:soft-page-break/>Хотя с них станется.</text:p>
      <text:p text:style-name="P5">В другой раз я описывал Арсену балет Вагнера про шотландских ведьм, на который я ходил во время киевской командировки. Танцуя сольный танец, одна из ведьм запнулась и с деревянным стуком упала на сцену.</text:p>
      <text:p text:style-name="P5">- Ха-ха-ха!- жизнерадостно прореагировал присутствовавший Юра.</text:p>
      <text:p text:style-name="P5">- И представь, Арсен, во всём зале не нашлось ни одного придурка над нею посмеяться; она поднялась и дотанцевала. Доказала характер.</text:p>
      <text:p text:style-name="P5">И Юра после этого доказал, что не зря отирается среди администрации — меня перевели из капремонта в производственный цех на должность прессовщика.</text:p>
      <text:p text:style-name="P5"/>
      <text:p text:style-name="P5">В чём суть «<text:span text:style-name="T5">Т</text:span>ряпок»?</text:p>
      <text:p text:style-name="P5">Туда вагонами везут утиль отсортированный на свалках. </text:p>
      <text:p text:style-name="P5">Главным образом, заношенную и выброшенную одежду, а также макулатуру.</text:p>
      <text:p text:style-name="P5">Бабы из села Поповка визжащими дисками своих станков допарывают драное отрепье и снова-таки сортируют в мягкие холмики из просто тряпья, из вязанного тряпья, из воротников искусственного меха от зимних пальто...</text:p>
      <text:p text:style-name="P5">Целый день они стоят перед своими станками в пропылённых халатах с гроздьями булавок на груди, <text:span text:style-name="T6">которые заметили и вытащили из обносков, чтоб те не повредили диск. </text:span></text:p>
      <text:p text:style-name="P6">Вот уж кого никто не сглазит.</text:p>
      <text:p text:style-name="P6">К холмикам тряпья грузчики приносят глубокий ящик с длинными ручками, типа, <text:span text:style-name="T1"><text:s/></text:span>носилки <text:span text:style-name="T1">для пассажира</text:span>.</text:p>
      <text:p text:style-name="P6">На лицах грузчиков повязки, как у грабителей банков, потому что возле станков пыть стоит столбом. Они наваливают тряпки в свой ящик, с горкой, и трусцой тащат его в соседнее отделение цеха — прессовочное. </text:p>
      <text:p text:style-name="P6">К такой походке их вынуждает тяжесть груза.</text:p>
      <text:p text:style-name="P6"/>
      <text:p text:style-name="P12"><text:span text:style-name="T4">(...пару</text:span> раз я пробовал подменить кого-то из грузчиков; больше, чем на пару ходок меня не хватало.</text:p>
      <text:p text:style-name="P12">- Серёга! Ты свободней неси! Свободней!</text:p>
      <text:p text:style-name="P12">Какой там «свободней», если длинные ручки выскальзывают из стиснутых ладоней?..<text:span text:style-name="T4">)</text:span></text:p>
      <text:p text:style-name="P12"/>
      <text:p text:style-name="P6">Принесённое вторсырьё <text:span text:style-name="T1">грузчики</text:span> вываливают возле какого-нибудь пресса; тряпки к одному, бумагу и картонные коробки к другому.</text:p>
      <text:p text:style-name="P6">Пресс это тоже ящик, но с дверцей. Открыв её нужно уложить на пол две узкие трёхметровые полоски шинки и вывести её <text:s/>концы за пределы ящика.</text:p>
      <text:p text:style-name="P6"><text:span text:style-name="T7">Шинку накрываешь куском мешковины,</text:span> закрываешь дверцу на крюк и <text:span text:style-name="T4">поверх неё</text:span> набрасываешь внутрь хлам, натасканный грузчиками. </text:p>
      <text:p text:style-name="P7">Когда ящик полон, жмёшь кнопку сбоку и электромотор над ящиков, треща и воя, вгоняет в ящик прессовальный щит. </text:p>
      <text:p text:style-name="P7">Щит стискивает и уминает, насколько сможет, содержимое ящика. Вой мотора сменил тон, значит дальше нет сил — жми кнопку «стоп» и следующую — «вверх». </text:p>
      <text:p text:style-name="P7">Щит ползёт вверх по направляющей. И эти его продвижения: вверх, <text:span text:style-name="T8">или </text:span>вниз, уж очень медленны; душемотательны.</text:p>
      <text:p text:style-name="P8">Теперь в ящик нужно навалить добавку, <text:span text:style-name="T9">потому что </text:span>по норме готовый тюк обязан весить от 60 кГ. </text:p>
      <text:p text:style-name="P8">Опять врубай пресс, вминай <text:span text:style-name="T9">добавку</text:span> и, после следующей, притиснутой щитом, можно открыть дверцу и обм<text:span text:style-name="T4">о</text:span>т<text:span text:style-name="T4">ать</text:span> тюк <text:span text:style-name="T4">той </text:span>парой загодя проложенных шинок, чтоб не распадался. </text:p>
      <text:p text:style-name="P8">Подними щит в исходное положение и <text:s/>выкати готовый тюк. </text:p>
      <text:p text:style-name="P8">Его над откатить подальше, чтоб не мешал выкатывать последующие.</text:p>
      <text:p text:style-name="P8">Как наберётся стадо тюков, приходит грузчик Миша со своей двухколёсной тачкой, <text:span text:style-name="T10">вгоняет полку тачки <text:s/>под тюк, опрокидывает его на рамку ручки и тащит к выходу из прессовочного отделения. </text:span></text:p>
      <text:p text:style-name="P9"><text:soft-page-break/>Перед воротами стоит кабинка весовщицы Вали, а вплотную к ней большие багажные весы. </text:p>
      <text:p text:style-name="P9">Миша переваливает тюк на весы и палочкой, обмакнутой в жестянку с краской, пишет по проложенной под шинкой мешковине килограммы, которые Валя прокричит ему через стекло окошечка кабинки, потому что Миша стар и глуховат, хотя ещё и крепок.</text:p>
      <text:p text:style-name="P9">Потом он сбрасывает т<text:span text:style-name="T11">ю</text:span>к с весов, опять опрокидывает его на тачку и тащит вон из цеха, <text:span text:style-name="T12">на отрытый воздух, а там по бетонной, но раздолбанной дорожке в ангар готовой продукции.</text:span></text:p>
      <text:p text:style-name="P10">Когда к ангару подадут пустой вагон, тюки перегрузят в него и увезут неведомо куда, на <text:span text:style-name="T11">какие-нибудь</text:span> фабрики дальнейшей переработки вторсырья.</text:p>
      <text:p text:style-name="P10">В прессовочном отделении всего одно окно в корке пыли, что копится там со времён первой пятилетки. </text:p>
      <text:p text:style-name="P10">Освещение исходит от желтовато тусклых лампочек, по одной над каждым из четырёх прессов. Правда один <text:span text:style-name="T11">пресс </text:span>не работает, но на двух прессовщиков и столько хватит.</text:p>
      <text:p text:style-name="P10">По норме, каждому за смену нужно сделать тридцать два тюка. </text:p>
      <text:p text:style-name="P10">Я едва укладываюсь в рабочее время, а прессовщик Миша, гражданский муж весовщицы Вали, наштампует норму и уйдёт, посвистывая.</text:p>
      <text:p text:style-name="P10">У него опыта больше — лишнего в ящик не положит, а у меня тюки с перегрузом.</text:p>
      <text:p text:style-name="P10">Грузчик Миша неодобрительно качает головой, когда выводит палочкой «78», или «83» на моей продукции, кряхтит, но тащит тачку дальше. </text:p>
      <text:p text:style-name="P10">Он молчун по натуре и замечаний мне не делает. Мне неудобно, но никак не удаётся поймать эту норму.</text:p>
      <text:p text:style-name="P10"/>
      <text:p text:style-name="P10">За смену кроме обеденного есть ещё два получасовых перерыва для отдыха. </text:p>
      <text:p text:style-name="P10">Мы сходимся в бытовку — большую комнату со шкафчиками для переодевания вдоль двух стен. В стене напротив входной двери окна; <text:span text:style-name="T11">они </text:span>тоже в пыли, но <text:span text:style-name="T11">большие и </text:span>света хватает.</text:p>
      <text:p text:style-name="P10">Посреди комнаты четыре квадратные стола под белым пластиком составлены впритык, образуя один общий стол для обеда. Вдоль него длинные деревянные лавки.</text:p>
      <text:p text:style-name="P10">Это бытовка грузчиков и прессовщиков, они тут переодеваются, но во время обеда поповские бабы тоже приходят сюда, потому что в их бытовке такого стола нет.</text:p>
      <text:p text:style-name="P1">Я тут не обедаю; я хожу в столовую завода «Мотордеталь». </text:p>
      <text:p text:style-name="P1">Для этого надо пересечь железнодорожное полотно, а дальше по полю, потом свернуть в лесополосу и идти по тропе до конечной первого номера трамвая напротив заводской проходной. На дорогу уходит минут пятнадцать.</text:p>
      <text:p text:style-name="P1">Завод очень современный и столовая в нём на втором этаже со стеклянными стенами <text:span text:style-name="T11">и</text:span> видом на поле, откуда я пришёл. </text:p>
      <text:p text:style-name="P1">На проходной проблем нет — раз в спецовке, значит заводской.</text:p>
      <text:p text:style-name="P1">Порции хавки в столовой хоть и маленькие, зато дешёвые. Съешь, и часа два есть не хочется.</text:p>
      <text:p text:style-name="P1">Иногда весовщица Валя заказывает принести ей пирожное из столовой.</text:p>
      <text:p text:style-name="P1">На обратном пути, пересекая железнодорожное полотно перед локомотивами товарных составов, что дожидаются «зелёного» на въезд в Конотоп, я пытаюсь угостить локомотивы пирожным из бумажки. </text:p>
      <text:p text:style-name="P1">У них такие добродушные морды с красной бородой, словно на парусе плота Кон-Тики. Но они неподкупно отмалчиваются.</text:p>
      <text:p text:style-name="P1">- Ну, не хочешь, как хочешь,- и я несу пирожное весовщице Вал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14:29.544833564</meta:creation-date>
    <dc:date>2017-03-03T17:14:34.001859581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79" meta:word-count="1370" meta:character-count="8792" meta:non-whitespace-character-count="7459"/>
    <meta:generator>LibreOffice/4.3.3.2$Linux_x86 LibreOffice_project/430m0$Build-2</meta:generator>
  </office:meta>
</office:document-meta>
</file>